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965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12.691cm"/>
    </style:style>
    <style:style style:name="co4" style:family="table-column">
      <style:table-column-properties fo:break-before="auto" style:column-width="1.201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2.4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08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Full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Llloc</text:p>
          </table:table-cell>
          <table:table-cell table:style-name="ce1" office:value-type="string" calcext:value-type="string">
            <text:p>Prestatge</text:p>
          </table:table-cell>
          <table:table-cell table:style-name="ce1" office:value-type="string" calcext:value-type="string">
            <text:p>Descripció</text:p>
          </table:table-cell>
          <table:table-cell table:style-name="ce1" office:value-type="string" calcext:value-type="string">
            <text:p>Ut.</text:p>
          </table:table-cell>
          <table:table-cell table:style-name="ce1" office:value-type="string" calcext:value-type="string">
            <text:p>Imatg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Encenedors (mecheros)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Bol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Llapiso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Vàlvulas obús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Obusos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Tapes vàlvules obú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Eina per treure obuso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07.pdf" xlink:type="simple">if_007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Varetes soldadura forta 500 g, 0,2 mm, L-Ag5P, paquete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Manguitos Cu1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Llaves candado Lince taquillas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Repuestos para cortadora plasma Solter 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Hojas sierra arco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Peu de rei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Paper borrador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Carraca fre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16.pdf" xlink:type="simple">if_016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Reducció H 20 mm M 11 m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Reducció H 17 mm M 11 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Enlace H 19 mm a manguera 14 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Enlace H 12mm M 11 m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Enllaç amb vàlvula 11 m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T M-M-H 11 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Cinta carrocero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Pilas 9 V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24.pdf" xlink:type="simple">if_024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Joc broques metall 1 a 10 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25.pdf" xlink:type="simple">if_025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Polímetr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26.pdf" xlink:type="simple">if_026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3-01" calcext:value-type="date">
            <text:p>1-3</text:p>
          </table:table-cell>
          <table:table-cell table:style-name="ce1" office:value-type="string" calcext:value-type="string">
            <text:p>Equip recuperació Super Ego SEGO RECV R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27_1.pdf" xlink:type="simple">if_027_1</text:a>, <text:a xlink:href="https://paulinoposada.github.io/web_fred/web_fred_2425/inventari_fred/if_027_2.pdf" xlink:type="simple">if_027_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3-01" calcext:value-type="date">
            <text:p>1-3</text:p>
          </table:table-cell>
          <table:table-cell table:style-name="ce1" office:value-type="string" calcext:value-type="string">
            <text:p>Detectors electrònics de fuit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paulinoposada.github.io/web_fred/web_fred_2425/inventari_fred/if_028.pdf" xlink:type="simple">if_028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3-01" calcext:value-type="date">
            <text:p>1-3</text:p>
          </table:table-cell>
          <table:table-cell table:style-name="ce1" office:value-type="string" calcext:value-type="string">
            <text:p>Manòmentres 17 ba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paulinoposada.github.io/web_fred/web_fred_2425/inventari_fred/if_029.pdf" xlink:type="simple">if_029</text:a>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Armari 1</text:p>
          </table:table-cell>
          <table:table-cell table:style-name="ce2" office:value-type="date" office:date-value="2024-03-01" calcext:value-type="date">
            <text:p>1-3</text:p>
          </table:table-cell>
          <table:table-cell table:style-name="ce1" office:value-type="string" calcext:value-type="string">
            <text:p>Expandidor de pinc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46.pdf" xlink:type="simple">If_046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Joc abocardador, tallatub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30.pdf" xlink:type="simple">if_030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Expandidor Uponor (falta cabezal para tubo de (5/8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1_1.pdf" xlink:type="simple">if_031_1</text:a>, <text:a xlink:href="https://paulinoposada.github.io/web_fred/web_fred_2425/inventari_fred/if_031_2.pdf" xlink:type="simple">if_31_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Curvadora tubs 1/2"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2.pdf" xlink:type="simple">if_03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Curvadora tubs 7 mid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3.pdf" xlink:type="simple">if_033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Abocardador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paulinoposada.github.io/web_fred/web_fred_2425/inventari_fred/if_034.pdf" xlink:type="simple">if_034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5-01" calcext:value-type="date">
            <text:p>1-5</text:p>
          </table:table-cell>
          <table:table-cell table:style-name="ce1" office:value-type="string" calcext:value-type="string">
            <text:p>Balança refrigera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5_1.pdf" xlink:type="simple">if_035_1</text:a>, <text:a xlink:href="https://paulinoposada.github.io/web_fred/web_fred_2425/inventari_fred/if_035_2.pdf" xlink:type="simple">if_035_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5-01" calcext:value-type="date">
            <text:p>1-5</text:p>
          </table:table-cell>
          <table:table-cell table:style-name="ce1" office:value-type="string" calcext:value-type="string">
            <text:p>Bomba bu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6.pdf" xlink:type="simple">if_036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5-01" calcext:value-type="date">
            <text:p>1-5</text:p>
          </table:table-cell>
          <table:table-cell table:style-name="ce1" office:value-type="string" calcext:value-type="string">
            <text:p>Equip recuperació Super Ego SEGO RECV R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7.pdf" xlink:type="simple">if_03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5-01" calcext:value-type="date">
            <text:p>1-5</text:p>
          </table:table-cell>
          <table:table-cell table:style-name="ce1" office:value-type="string" calcext:value-type="string">
            <text:p>Maleta herraminetas con puente manómetro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45.pdf" xlink:type="simple">if_045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Tub Cu rotllo 5/8" mts.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<text:a xlink:href="https://paulinoposada.github.io/web_fred/web_fred_2425/inventari_fred/if_038.pdf" xlink:type="simple">if_038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Canonada Terrain 16 mm i casquillos mts.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<text:a xlink:href="https://paulinoposada.github.io/web_fred/web_fred_2425/inventari_fred/if_039.pdf" xlink:type="simple">if_039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Compressor hermètic SECOP, FR11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40.pdf" xlink:type="simple">if_040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Separador líquid /ga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41.pdf" xlink:type="simple">if_041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Grup compressor/ condensador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f<text:a xlink:href="https://paulinoposada.github.io/web_fred/web_fred_2425/inventari_fred/if_042.pdf" xlink:type="simple">_04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Bufadors Rothenberg , funcionament amb cartux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a xlink:href="https://paulinoposada.github.io/web_fred/web_fred_2425/inventari_fred/if_043.pdf" xlink:type="simple">if_043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Bufador propilè Well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44.pdf" xlink:type="simple">if_044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3-01" calcext:value-type="date">
            <text:p>1-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number-columns-repeated="1023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date-style style:name="N112">
      <number:day/>
      <number:text>-</number:text>
      <number:month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1">00.00.0000</text:date>, <text:time style:data-style-name="N2" text:time-value="12:58:31.660587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3-01T12:59:59.315678705</dc:date>
    <meta:editing-duration>PT19M16S</meta:editing-duration>
    <meta:editing-cycles>6</meta:editing-cycles>
    <meta:document-statistic meta:table-count="1" meta:cell-count="219" meta:object-count="0"/>
  </office:meta>
</office:document-meta>
</file>